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Consolas, 'Courier New',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8887" officeooo:paragraph-rsid="00098887"/>
    </style:style>
    <style:style style:name="P2" style:family="paragraph" style:parent-style-name="Preformatted_20_Text">
      <style:text-properties officeooo:paragraph-rsid="00098887"/>
    </style:style>
    <style:style style:name="P3" style:family="paragraph" style:parent-style-name="Preformatted_20_Text">
      <style:text-properties officeooo:rsid="00098887" officeooo:paragraph-rsid="00098887"/>
    </style:style>
    <style:style style:name="P4" style:family="paragraph" style:parent-style-name="Preformatted_20_Text">
      <style:text-properties officeooo:paragraph-rsid="000b5867"/>
    </style:style>
    <style:style style:name="P5" style:family="paragraph" style:parent-style-name="Preformatted_20_Text">
      <style:text-properties officeooo:paragraph-rsid="000da9f0"/>
    </style:style>
    <style:style style:name="P6" style:family="paragraph" style:parent-style-name="Preformatted_20_Text">
      <style:text-properties officeooo:paragraph-rsid="000ea5bb"/>
    </style:style>
    <style:style style:name="P7" style:family="paragraph" style:parent-style-name="Preformatted_20_Text">
      <style:text-properties officeooo:rsid="000ea5bb" officeooo:paragraph-rsid="000ea5bb"/>
    </style:style>
    <style:style style:name="P8" style:family="paragraph" style:parent-style-name="Text_20_body">
      <style:text-properties officeooo:rsid="00098887" officeooo:paragraph-rsid="00098887"/>
    </style:style>
    <style:style style:name="P9" style:family="paragraph" style:parent-style-name="Text_20_body">
      <style:text-properties fo:font-style="italic" officeooo:rsid="00098887" officeooo:paragraph-rsid="00098887" style:font-style-asian="italic" style:font-style-complex="italic"/>
    </style:style>
    <style:style style:name="P10" style:family="paragraph" style:parent-style-name="Text_20_body" style:list-style-name="L2">
      <style:text-properties fo:font-style="italic" officeooo:rsid="00098887" officeooo:paragraph-rsid="00098887" style:font-style-asian="italic" style:font-style-complex="italic"/>
    </style:style>
    <style:style style:name="P11" style:family="paragraph" style:parent-style-name="Text_20_body">
      <style:text-properties officeooo:rsid="000b5867" officeooo:paragraph-rsid="000b5867"/>
    </style:style>
    <style:style style:name="P12" style:family="paragraph" style:parent-style-name="Text_20_body">
      <style:text-properties officeooo:rsid="000da9f0" officeooo:paragraph-rsid="000da9f0"/>
    </style:style>
    <style:style style:name="T1" style:family="text">
      <style:text-properties fo:font-style="normal" style:font-style-asian="normal" style:font-style-complex="normal"/>
    </style:style>
    <style:style style:name="T2" style:family="text">
      <style:text-properties fo:color="#000000" loext:opacity="100%" style:font-name="Courier" fo:font-size="9.5pt" fo:font-weight="bold" style:font-size-asian="9.5pt" style:font-weight-asian="bold"/>
    </style:style>
    <style:style style:name="T3" style:family="text">
      <style:text-properties fo:color="#949400" loext:opacity="100%" style:font-name="Courier" fo:font-size="9.5pt" fo:font-weight="bold" style:font-size-asian="9.5pt" style:font-weight-asian="bold"/>
    </style:style>
    <style:style style:name="T4" style:family="text">
      <style:text-properties officeooo:rsid="000da9f0"/>
    </style:style>
    <style:style style:name="T5" style:family="text">
      <style:text-properties officeooo:rsid="000ea5b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CILogon Stores</text:p>
      <text:p text:style-name="P8">OA4MP supports QDL access to stores as per <text:a xlink:type="simple" xlink:href="https://oa4mp.org/pdf/qdl_oa4mp_store_access.pdf" text:style-name="Internet_20_link" text:visited-style-name="Visited_20_Internet_20_Link">https://oa4mp.org/pdf/qdl_oa4mp_store_access.pdf</text:a>. This module is an extension of that and provides access to the CILogon user as well as two factor stores. All of the information and access patterns for OA4MP are the same, this document shows the addition of two more stores and how to access them.</text:p>
      <text:h text:style-name="P1" text:outline-level="1">Supported stores</text:h>
      <text:p text:style-name="P9">In addition to <text:span text:style-name="T1"><text:s/>the standard stores, CILogon has access to </text:span></text:p>
      <text:list text:style-name="L2">
        <text:list-item>
          <text:p text:style-name="P10"><text:span text:style-name="T1">user</text:span></text:p>
        </text:list-item>
        <text:list-item>
          <text:p text:style-name="P10"><text:span text:style-name="T1">two_factor</text:span></text:p>
        </text:list-item>
      </text:list>
      <text:h text:style-name="P1" text:outline-level="1">Loading the module</text:h>
      <text:p text:style-name="P8">The module that include OA4MP stores is loaded as</text:p>
      <text:p text:style-name="Preformatted_20_Text">users := j_load('cilogon.store')</text:p>
      <text:p text:style-name="P8"/>
      <text:p text:style-name="P8">and as per OA4MP, the module is named for what it is initialized as. Here, to initialize it for access to the user store,</text:p>
      <text:p text:style-name="P2"><text:s text:c="3"/>users#init('/var/local/cilogon_service/oa4mp-server/conf/oa4mp-server.xml',</text:p>
      <text:p text:style-name="P2"><text:s text:c="11"/>'cil-oa2', </text:p>
      <text:p text:style-name="P2"><text:s text:c="11"/>$$STORE_TYPE.'user');</text:p>
      <text:p text:style-name="P3">true</text:p>
      <text:p text:style-name="P8"/>
      <text:p text:style-name="P8">and a typical call is</text:p>
      <text:p text:style-name="P8"/>
      <text:p text:style-name="Preformatted_20_Text"><text:s text:c="3"/>users#count();</text:p>
      <text:p text:style-name="Preformatted_20_Text">8423</text:p>
      <text:p text:style-name="P8"/>
      <text:p text:style-name="P8">A typical access is to read using the user_uid attribute of the record (the default) which returns a stem:</text:p>
      <text:p text:style-name="P4"><text:s text:c="3"/>users#read('<text:a xlink:type="simple" xlink:href="http://cilogon.org/serverT/users/214063" text:style-name="Internet_20_link" text:visited-style-name="Visited_20_Internet_20_Link">http://cilogon.org/serverT/users/214063</text:a>')</text:p>
      <text:p text:style-name="P4">{</text:p>
      <text:p text:style-name="P4"><text:s/>last_accessed:1740684916582,</text:p>
      <text:p text:style-name="P4"><text:s/>last_modified_ts:1740662782000,</text:p>
      <text:p text:style-name="P4"><text:s/>create_time:1587801823000,</text:p>
      <text:p text:style-name="P4"><text:s/>idp_display_name:GitHub,</text:p>
      <text:p text:style-name="P4"><text:s/>serial_string:<text:a xlink:type="simple" xlink:href="http://cilogon.org/serverT/users/21340363" text:style-name="Internet_20_link" text:visited-style-name="Visited_20_Internet_20_Link">http://cilogon.org/serverT/users/214063</text:a>,</text:p>
      <text:p text:style-name="P4"><text:s/>attr_json:{"preferred_username":"<text:span text:style-name="T4">hsymeonis</text:span>"},</text:p>
      <text:p text:style-name="P4"><text:s/>last_name: <text:span text:style-name="T4">Symeonis</text:span>,</text:p>
      <text:p text:style-name="P4"><text:s/>display_name:<text:span text:style-name="T4">Henry Symeonis</text:span>,</text:p>
      <text:p text:style-name="P4"><text:s/>oidc:<text:span text:style-name="T4">44</text:span>95337,</text:p>
      <text:p text:style-name="P4"><text:s/>idp:<text:a xlink:type="simple" xlink:href="http://github.com/login/oauth/authorize" text:style-name="Internet_20_link" text:visited-style-name="Visited_20_Internet_20_Link">http://github.com/login/oauth/authorize</text:a>,</text:p>
      <text:p text:style-name="P4"><text:s/>affiliation:<text:a xlink:type="simple" xlink:href="mailto:staff@ncsa.illinois.edu" text:style-name="Internet_20_link" text:visited-style-name="Visited_20_Internet_20_Link">staff@ncsa.illinois.edu</text:a>;member@ncsa.illinois.edu,</text:p>
      <text:p text:style-name="P4"><text:s/>state: { dn_state:7 },</text:p>
      <text:p text:style-name="P4"><text:soft-page-break/><text:s/>us_idp:true,</text:p>
      <text:p text:style-name="P4"><text:s/>first_name: <text:span text:style-name="T4">Henryy</text:span>,</text:p>
      <text:p text:style-name="P5"><text:s/>email:<text:a xlink:type="simple" xlink:href="mailto:symeonis@gownies.uk" text:style-name="Internet_20_link" text:visited-style-name="Visited_20_Internet_20_Link"><text:span text:style-name="T4">symeonis</text:span>@<text:span text:style-name="T4">townies</text:span>.<text:span text:style-name="T4">oxford.uk</text:span></text:a>,</text:p>
      <text:p text:style-name="P5"><text:s/>user_uid:<text:a xlink:type="simple" xlink:href="http://cilogon.org/serverT/users/21340363" text:style-name="Internet_20_link" text:visited-style-name="Visited_20_Internet_20_Link">http://cilogon.org/serverT/users/21<text:span text:style-name="T4">4</text:span>063</text:a></text:p>
      <text:p text:style-name="P4">}</text:p>
      <text:p text:style-name="Text_20_body"/>
      <text:p text:style-name="P11">The values returned are dependent on the user, so this may vary widely. Generally though there must be a user_uid.</text:p>
      <text:h text:style-name="Heading_20_1" text:outline-level="1">The Two factor store</text:h>
      <text:p text:style-name="Text_20_body"/>
      <text:p text:style-name="P12">Thw two factor store is similar, but has only an opaque filed named “two_factor” that holds whatever the IDP has deemed necessary <text:span text:style-name="T5">for the user</text:span>. <text:s/></text:p>
      <text:p text:style-name="P12"/>
      <text:p text:style-name="P6"><text:span text:style-name="T5"><text:s text:c="3"/>two_factor</text:span> := j_load('cilogon.store');</text:p>
      <text:p text:style-name="P6"><text:s text:c="3"/><text:span text:style-name="T5">two_factor</text:span>#init(</text:p>
      <text:p text:style-name="P6"><text:s text:c="11"/>'/var/local/cilogon_service/oa4mp-server/conf/oa4mp-server.xml',</text:p>
      <text:p text:style-name="P6"><text:s text:c="11"/>'cil-oa2', </text:p>
      <text:p text:style-name="P6"><text:s text:c="11"/>$$STORE_TYPE.'<text:span text:style-name="T5">two_factor</text:span>');</text:p>
      <text:p text:style-name="P6"><text:span text:style-name="T5">true</text:span></text:p>
      <text:p text:style-name="P6"><text:span text:style-name="T5"><text:s text:c="3"/>two_factor#read('</text:span><text:a xlink:type="simple" xlink:href="http://cilogon.org/serverT/users/101782" text:style-name="Internet_20_link" text:visited-style-name="Visited_20_Internet_20_Link"><text:span text:style-name="T5">http://cilogon.org/serverT/users/101782</text:span></text:a><text:span text:style-name="T5">');</text:span> <text:s text:c="2"/></text:p>
      <text:p text:style-name="P7">{</text:p>
      <text:p text:style-name="P6"><text:s text:c="2"/>two_factor : rgDCR-Z-cz9mJcia2EgCVkZABsTUpVdAEqdskov8877WnORqZB</text:p>
      <text:p text:style-name="P6"><text:s text:c="15"/>Wg4j4YozFkR8VdslVXsB4zJZs4LNYqJwupzJ67P2zlNesXyeJF-</text:p>
      <text:p text:style-name="P6"><text:s text:c="15"/>nLLZrZOwhPUVH5N-L3QERHpzXLuL73BziUiojNlt8YV-</text:p>
      <text:p text:style-name="P6"><text:s text:c="15"/>fv0xQMtoaNRFSTRvVleHlKqgZGCzvGbtZUnBP6kHfOHaNo4qRGS</text:p>
      <text:p text:style-name="P6"><text:s text:c="15"/>EaZAOFeUwquo6X4eBt0GMRhFwhGvCAu4icZQh5mqq</text:p>
      <text:p text:style-name="P6"><text:s text:c="15"/>bkwlpsuGu58t9kJRAi</text:p>
      <text:p text:style-name="Preformatted_20_Text"><text:s text:c="4"/>user_uid : <text:a xlink:type="simple" xlink:href="http://cilogon.org/serverT/users/101782" text:style-name="Internet_20_link" text:visited-style-name="Visited_20_Internet_20_Link">http://cilogon.org/serverT/users/101782</text:a></text:p>
      <text:p text:style-name="P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Consolas, 'Courier New', monospac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 fo:font-family="'Liberation Mono'" style:font-family-generic="modern" style:font-pitch="fixed" fo:font-size="10pt" fo:font-weight="bold" fo:background-color="#0044ff"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5T13:59:08.169281055</meta:creation-date>
    <dc:date>2025-03-05T14:31:03.574509013</dc:date>
    <meta:editing-duration>PT20M6S</meta:editing-duration>
    <meta:editing-cycles>3</meta:editing-cycles>
    <meta:generator>LibreOffice/24.2.7.2$Linux_X86_64 LibreOffice_project/420$Build-2</meta:generator>
    <meta:document-statistic meta:table-count="0" meta:image-count="0" meta:object-count="0" meta:page-count="2" meta:paragraph-count="56" meta:word-count="239" meta:character-count="2480" meta:non-whitespace-character-count="2120"/>
  </office:meta>
</office:document-meta>
</file>